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Heading">
      <style:paragraph-properties fo:text-align="center" style:justify-single-word="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7"/>
    <style:style style:name="P13" style:family="paragraph" style:parent-style-name="Text_20_body" style:list-style-name="L7">
      <style:text-properties fo:font-style="italic" fo:font-weight="bold" style:font-style-asian="italic" style:font-weight-asian="bold" style:font-style-complex="italic" style:font-weight-complex="bold"/>
    </style:style>
    <style:style style:name="P14" style:family="paragraph" style:parent-style-name="Text_20_body" style:list-style-name="L8">
      <style:text-properties fo:font-style="italic" fo:font-weight="bold" style:font-style-asian="italic" style:font-weight-asian="bold" style:font-style-complex="italic" style:font-weight-complex="bold"/>
    </style:style>
    <style:style style:name="P15" style:family="paragraph" style:parent-style-name="Text_20_body" style:list-style-name="L9">
      <style:text-properties fo:font-style="italic" fo:font-weight="bold" style:font-style-asian="italic" style:font-weight-asian="bold" style:font-style-complex="italic" style:font-weight-complex="bold"/>
    </style:style>
    <style:style style:name="P16" style:family="paragraph" style:parent-style-name="Text_20_body" style:list-style-name="L10">
      <style:text-properties fo:font-style="italic" fo:font-weight="bold" style:font-style-asian="italic" style:font-weight-asian="bold" style:font-style-complex="italic" style:font-weight-complex="bold"/>
    </style:style>
    <style:style style:name="P17" style:family="paragraph" style:parent-style-name="Text_20_body" style:list-style-name="L11">
      <style:text-properties fo:font-style="italic" style:font-style-asian="italic" style:font-style-complex="italic"/>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9">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1">
      <style:text-properties fo:font-style="normal" style:font-style-asian="normal" style:font-style-complex="normal"/>
    </style:style>
    <style:style style:name="P24" style:family="paragraph" style:parent-style-name="Text_20_body" style:list-style-name="L1">
      <style:paragraph-properties fo:margin-top="0cm" fo:margin-bottom="0cm"/>
    </style:style>
    <style:style style:name="P25" style:family="paragraph" style:parent-style-name="Text_20_body" style:list-style-name="L3">
      <style:paragraph-properties fo:margin-top="0cm" fo:margin-bottom="0cm"/>
    </style:style>
    <style:style style:name="P26" style:family="paragraph" style:parent-style-name="Text_20_body" style:list-style-name="L4">
      <style:paragraph-properties fo:margin-top="0cm" fo:margin-bottom="0cm"/>
    </style:style>
    <style:style style:name="P27" style:family="paragraph" style:parent-style-name="Text_20_body">
      <style:paragraph-properties fo:margin-left="-1.251cm" fo:margin-right="0cm" fo:text-indent="0cm" style:auto-text-indent="false"/>
    </style:style>
    <style:style style:name="P28" style:family="paragraph" style:parent-style-name="Text_20_body" style:list-style-name="L5">
      <style:paragraph-properties fo:margin-left="0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29" style:family="paragraph" style:parent-style-name="Text_20_body" style:list-style-name="L5">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30" style:family="paragraph" style:parent-style-name="Text_20_body" style:list-style-name="L5">
      <style:paragraph-properties fo:margin-left="0cm" fo:margin-right="0cm" fo:text-indent="0cm" style:auto-text-indent="false"/>
    </style:style>
    <style:style style:name="P31" style:family="paragraph" style:parent-style-name="Text_20_body" style:list-style-name="L6">
      <style:paragraph-properties fo:margin-left="0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ffice:annotation><dc:date>2008-09-13T00:00:00</dc:date><text:p>=======================================================</text:p></office:annotation><office:annotation><dc:date>2008-09-13T00:00:00</dc:date><text:p>Created by AbiWord, a free, Open Source wordprocessor.</text:p></office:annotation><office:annotation><dc:date>2008-09-13T00:00:00</dc:date><text:p>For more information visit http://www.abisource.com.</text:p></office:annotation><office:annotation><dc:date>2008-09-13T00:00:00</dc:date><text:p>=======================================================</text:p></office:annotation> </text:p>
      <text:p text:style-name="P9">AVASystem OLAP</text:p>
      <text:h text:style-name="Heading_20_1" text:outline-level="1">Introducción</text:h>
      <text:p text:style-name="Text_20_body">Para el presente trabajo se tomo como base los cubos desarrollados en la versión de Análisis Services 2000 para actualizarlos a la versión Analisys Services 2005 </text:p>
      <text:h text:style-name="Heading_20_2" text:outline-level="2">Procesos Sujetos de análisis</text:h>
      <text:p text:style-name="P27"/>
      <text:p text:style-name="P1">los procesos sujetos de análisis son:</text:p>
      <text:list text:style-name="L3">
        <text:list-item>
          <text:p text:style-name="P25">Balance diario de los tanques de petroleo y agua </text:p>
        </text:list-item>
        <text:list-item>
          <text:p text:style-name="P25">Tickets de movimiento (en tanques y medidores) </text:p>
        </text:list-item>
        <text:list-item>
          <text:p text:style-name="P25">Disposición y pruebas de pozos (composición) </text:p>
        </text:list-item>
        <text:list-item>
          <text:p text:style-name="P25">Alocación de gas y petroleo en cada estructura de pozo y reservorio </text:p>
        </text:list-item>
        <text:list-item>
          <text:p text:style-name="P10">Mediciones y análisis cromatográfico en líquidos y gaseosos </text:p>
        </text:list-item>
      </text:list>
      <text:h text:style-name="Heading_20_2" text:outline-level="2">Arquitectura de la solución</text:h>
      <text:h text:style-name="Heading_20_3" text:outline-level="3">Base de datos de Staging</text:h>
      <text:p text:style-name="Text_20_body">la base de datos relacional llamada AVAPIS_Datamart esta compuesta por 3 tipos de tablas</text:p>
      <text:list text:style-name="L4">
        <text:list-item>
          <text:p text:style-name="P26">tablas temporales </text:p>
        </text:list-item>
        <text:list-item>
          <text:p text:style-name="P26">tablas de dimension </text:p>
        </text:list-item>
        <text:list-item>
          <text:p text:style-name="P26">tablas de hecho </text:p>
        </text:list-item>
        <text:list-item>
          <text:p text:style-name="P11">tablas de configuracion </text:p>
        </text:list-item>
      </text:list>
      <text:p text:style-name="P2">Tablas temporales.- </text:p>
      <text:p text:style-name="P1">la funcionalidad de las tablas temporales de replicar la estructura de la base de datos transaccional para hacer las transformaciones a partir de tablas locales y no foráneas</text:p>
      <text:p text:style-name="P1">estas tablas se limpian completamente cada vez que se realiza una actualización </text:p>
      <text:p text:style-name="P1">la actualizacion de estas tablas la realizan paquetes de transformación SSIS </text:p>
      <text:p text:style-name="P1">en los casos de tablas de hecho que poseen una fecha de transacción o de snapshot se creo una tabla de parametros PAR_ con un campo <text:span text:style-name="T1">DaysDelay </text:span>este campo determina la cantidad de registros que serán extraidos de la base de datos transaccional a partir de la fecha actual </text:p>
      <text:p text:style-name="P1">todas estas tablas tienen el prefijo TMP</text:p>
      <text:p text:style-name="P1"><text:span text:style-name="T2">Tablas de dimensión.-</text:span>  </text:p>
      <text:p text:style-name="P1">Los registros de estas tablas sino que se actualizan y aumentan. Cada tabla de dimensión tiene un procedimiento almacenado que la actualiza además de una vista que muestra la configuración actual de la dimensión a partir de las tablas temporales.</text:p>
      <text:p text:style-name="P1">para todas las tablas de dimensiones se usaron llaves sustitutas y auto generadas de modo de no crear ninguna dependencia del sistema transaccional</text:p>
      <text:p text:style-name="P1"><text:soft-page-break/>todas las tablas de dimensión tienen el prefijo DIM</text:p>
      <text:p text:style-name="P1"><text:span text:style-name="T2">Tablas de hecho.-</text:span> </text:p>
      <text:p text:style-name="P1">Todas las tablas de hecho están definidas con llaves foráneas a las tablas de dimensión relacionadas para asegurar la consistencia. además de eso para cada tabla de hecho existe una vista que contiene la información sacada hasta cierta fecha determinada por el <text:span text:style-name="T1">DaysDelay </text:span>de las tablas temporales, esta vista siempre tiene el prefijo <text:span text:style-name="T2">VW_Fact</text:span><text:span text:style-name="T1">. </text:span><text:span text:style-name="T3">A </text:span>la vez existe un procedimiento almacenado que se encarga de eliminar los registros que se encuentren ya en la vista ( tomando la llave de la tabla de hechos) y de luego insertar estos registros a la tabla de hechos, todos los procedimientos almacenados de este tipo tienen el prefijo <text:span text:style-name="T2">sp_set_Fact, </text:span><text:span text:style-name="T3">además </text:span>todas las tablas de hecho tienen el prefijo <text:span text:style-name="T2">Fact</text:span></text:p>
      <text:p text:style-name="P2">Tablas de configuración.-</text:p>
      <text:p text:style-name="P1">hay dos tablas de configuración la primera contiene los parámetros de ejecución de la extracción de información del sistema transaccional, la otra contiene los Logs de ejecución de los paquetes SSIS</text:p>
      <text:list text:style-name="L5">
        <text:list-item>
          <text:p text:style-name="P28">DM_PAR_Parameters</text:p>
          <text:p text:style-name="P30">Parámetros para los paquetes SSIS</text:p>
        </text:list-item>
        <text:list-item>
          <text:p text:style-name="P29">sysdtslog90</text:p>
          <text:p text:style-name="P30">Log de ejecución de los paquetes SSIS</text:p>
        </text:list-item>
      </text:list>
      <text:h text:style-name="Heading_20_3" text:outline-level="3">Servicios de Integración SSIS</text:h>
      <text:p text:style-name="P1">los servicios de integración creados están dentro del proyecto de integración AVAPIS_SSIS </text:p>
      <text:p text:style-name="P1">la estructura de los paquetes es la siguiente:</text:p>
      <text:p text:style-name="P1">cinco paquetes de extracción:</text:p>
      <text:p text:style-name="P1">E_COMMON ( Temporales comunes usados en varios cubos)</text:p>
      <text:p text:style-name="P1">E_ALLOC ( Temporales de alocacion)</text:p>
      <text:p text:style-name="P1">E_TANK ( Temporales de análisis de tanques)</text:p>
      <text:p text:style-name="P1">E_METER ( Temporales de análisis de medidores)</text:p>
      <text:p text:style-name="P1">E_WELL (Temporales de análisis de pozos)</text:p>
      <text:p text:style-name="P1">y un paquete ETL_MAIN que llama a los anteriores 5, ejecuta las transformaciones a través de los procedimientos almacenados y luego procesa la base de datos multidimensional</text:p>
      <text:p text:style-name="P1">(E por extracción , T por transformación y L por cargado - loading)</text:p>
      <text:p text:style-name="P1">En el paquete ETL_MAIN se ha tratado no seguir una secuencia lineal de los paquetes de modo de tratar de aprovechar al máximo la capacidad de procesamiento simultáneo del servidor</text:p>
      <text:p text:style-name="P1">todos los paquetes SSIS tienen una conexión con la base de staging y además con la transaccional si se trata de procesos de extracción. en el caso de que se tuviera que mover la base de datos de staging y el servidor de análisis a otro servidor, bastaría con cambiar las conexión compartida a la base transaccional y volver a generar los paquetes de extracción para reemplazarlos en el servidor de integración</text:p>
      <text:p text:style-name="P1">Todos los paquetes de extracción siguen una lógica sencilla y parecida</text:p>
      <text:list text:style-name="L6">
        <text:list-item>
          <text:p text:style-name="P31">Efectuar un TRUNCATE de la tabla(s) temporal(es) destino</text:p>
        </text:list-item>
        <text:list-item>
          <text:p text:style-name="P31"><text:soft-page-break/>Consultar los parámetros de tiempo para atrás que se tomara para las tablas de hecho </text:p>
        </text:list-item>
        <text:list-item>
          <text:p text:style-name="P31">Realizar el traspaso de la información </text:p>
        </text:list-item>
      </text:list>
      <text:h text:style-name="Heading_20_3" text:outline-level="3">Servicios de Análisis SSAS</text:h>
      <text:p text:style-name="Text_20_body">esta compuesta de los siguientes cubos de análisis:</text:p>
      <text:p text:style-name="P3">Cubos de tanques:</text:p>
      <text:p text:style-name="P3"/>
      <text:list text:style-name="L7">
        <text:list-item>
          <text:p text:style-name="P13">TANK_OilTankDataDay <text:s/></text:p>
          <text:p text:style-name="P12">Para el balance diario de tanques de petróleo</text:p>
          <text:p text:style-name="P12">Tablas de Hecho: <text:span text:style-name="T4">DM_Fact_OilTankDataday</text:span></text:p>
          <text:p text:style-name="P12">Dimensiones: DIM Date <text:s/>y DIM OilTankStructure</text:p>
          <text:p text:style-name="P12">Procedimiento almacenado de carga: sp_set_Fact_OilTankDataDay</text:p>
          <text:p text:style-name="P12">En este cubo todas las medidas se agregan como sumas con excepción de dos : “Oil Initial Stock” y “Oil Final Stock” que toman el primero de los hijos con valor y el ultimo hijo respectivamente</text:p>
          <text:p text:style-name="P12"/>
        </text:list-item>
        <text:list-item>
          <text:p text:style-name="P13">TANK_WaterTankDataDay</text:p>
          <text:p text:style-name="P12">Para el balance diario de tanques de agua</text:p>
          <text:p text:style-name="P12">Tablas de Hecho: <text:span text:style-name="T4">DM_Fact_WaterTankDataday</text:span></text:p>
          <text:p text:style-name="P12">Dimensiones: DIM Date <text:s/>y DIM WaterTankStructure</text:p>
          <text:p text:style-name="P12">Procedimiento almacenado de carga: sp_set_Fact_WaterTankDataDay</text:p>
          <text:p text:style-name="P12">En este cubo todas las medidas se agregan como sumas con excepción de dos : “Water Initial Stock” y “Water Final Stock” que toman el primero de los hijos con valor y el ultimo hijo respectivamente</text:p>
          <text:p text:style-name="P12"/>
        </text:list-item>
        <text:list-item>
          <text:p text:style-name="P13">TANK_OilTankTicketData</text:p>
          <text:p text:style-name="P12">Para transferencias entre distintos elementos de la planta por medio de tickets medidos en los tanques</text:p>
          <text:p text:style-name="P12">Tablas de Hecho: <text:span text:style-name="T4">DM_Fact_OilTankTicketData</text:span></text:p>
          <text:p text:style-name="P12">Dimensiones: DIM Date, DIM OilTankStructure, DIM TicketElements (2 veces), DIM Oil Ticket, DIM Ticket Abstract</text:p>
          <text:p text:style-name="P12">Procedimiento almacenado de carga: sp_set_Fact_WaterTankDataDay</text:p>
          <text:p text:style-name="P12">En este cubo todas las medidas se agregan como sumas.</text:p>
          <text:p text:style-name="P12"/>
        </text:list-item>
        <text:list-item>
          <text:p text:style-name="P13">TANK_OilMeterTicketData</text:p>
          <text:p text:style-name="P12">Para transferencias entre distintos elementos de la planta por medio de tickets medidos en los medidores</text:p>
          <text:p text:style-name="P12"><text:soft-page-break/>Tablas de Hecho: <text:span text:style-name="T4">DM_Fact_OilMeterTicketData</text:span></text:p>
          <text:p text:style-name="P12">Dimensiones: DIM Date, DIM TankOilMeterStructure, DIM TicketElements (2 veces), DIM OilMeterOilTicket, DIM Ticket Abstract</text:p>
          <text:p text:style-name="P12">Procedimiento almacenado de carga: sp_set_Fact_WaterTankDataDay</text:p>
          <text:p text:style-name="P12">En este cubo todas las medidas se agregan como sumas.</text:p>
          <text:p text:style-name="P12"/>
        </text:list-item>
      </text:list>
      <text:p text:style-name="P3"/>
      <text:p text:style-name="P3">Cubos de Medidores:</text:p>
      <text:p text:style-name="P3"/>
      <text:list text:style-name="L8">
        <text:list-item>
          <text:p text:style-name="P14">METER_Liquid</text:p>
          <text:p text:style-name="P18">Contiene información en turnos diarios de los medidores de líquidos</text:p>
        </text:list-item>
      </text:list>
      <text:list text:style-name="L7" text:continue-numbering="true">
        <text:list-header>
          <text:p text:style-name="P12">Tablas de Hecho: <text:span text:style-name="T4">DM_Fact_MeterLiquidDataDay</text:span></text:p>
          <text:p text:style-name="P12">Dimensiones: DIM Date, DIM MeterLiquidStructure, DIM MeterOperation</text:p>
          <text:p text:style-name="P12">Procedimiento almacenado de carga: sp_set_Fact_MeterLiquidDataDay</text:p>
          <text:p text:style-name="P12">En este cubo todas las medidas se agregan como sumas con excepcion de “Correct API”</text:p>
          <text:p text:style-name="P12">que se agrega como un promedio ponderado</text:p>
          <text:p text:style-name="P12"/>
        </text:list-header>
      </text:list>
      <text:list text:style-name="L8" text:continue-numbering="true">
        <text:list-item>
          <text:p text:style-name="P14">METER_GASCromatographyDay</text:p>
          <text:p text:style-name="P18">Contiene información diaria de medidores de gases además de sus medidas de cromatografía</text:p>
        </text:list-item>
      </text:list>
      <text:list text:style-name="L7" text:continue-numbering="true">
        <text:list-header>
          <text:p text:style-name="P12">Tablas de Hecho: <text:span text:style-name="T4">DM_Fact_CromatographyEnergyDay</text:span></text:p>
          <text:p text:style-name="P12">Dimensiones: DIM Date, DIM MeterGasStructure, DIM MeterTestTtype</text:p>
          <text:p text:style-name="P12">Procedimiento almacenado de carga: sp_set_Fact_CromatographyEnergyDay</text:p>
          <text:p text:style-name="P12">En este cubo todas las medidas se agregan como sumas </text:p>
          <text:p text:style-name="P12"/>
        </text:list-header>
      </text:list>
      <text:list text:style-name="L8" text:continue-numbering="true">
        <text:list-item>
          <text:p text:style-name="P14">METER_GASDataDayControl</text:p>
          <text:p text:style-name="P18">Contiene información en turnos diarios de los medidores de gases</text:p>
        </text:list-item>
      </text:list>
      <text:list text:style-name="L7" text:continue-numbering="true">
        <text:list-header>
          <text:p text:style-name="P12">Tablas de Hecho: <text:span text:style-name="T4">DM_Fact_CromatographyEnergyDay, DM_Fact_GasMeterValveDataday , DM_Fact_GasMeterValveDataDay</text:span></text:p>
          <text:p text:style-name="P12">Dimensiones: DIM Date, DIM MeterGasStructure, DIM MeterOperation</text:p>
          <text:p text:style-name="P12">Procedimiento almacenado de carga: sp_set_Fact_CromatographyEnergyDay, sp_set_Fact_MeterGasDataDay, sp_set_Fact_MeterGasValveDataDay</text:p>
          <text:p text:style-name="P12">En este cubo todas las medidas se agregan como sumas excepto : Gravity, CO2, Dew Point y H2O Content que se calculan como promedio ponderado</text:p>
          <text:p text:style-name="P12"/>
        </text:list-header>
      </text:list>
      <text:p text:style-name="P3">Cubos de Pozos:</text:p>
      <text:p text:style-name="P3"/>
      <text:list text:style-name="L9">
        <text:list-item>
          <text:p text:style-name="P15"><text:soft-page-break/>WELL_WellDisposition</text:p>
          <text:p text:style-name="P19">Contiente la medicion diaria de los pozos hasta nivel de reservorios</text:p>
        </text:list-item>
      </text:list>
      <text:list text:style-name="L7" text:continue-numbering="true">
        <text:list-header>
          <text:p text:style-name="P12">Tablas de Hecho: <text:span text:style-name="T4">DM_Fact_WellDisposition</text:span></text:p>
          <text:p text:style-name="P12">Dimensiones: DIM Date, DIM WellStructure, DIM AllocationReference, DIM WellOperation, DIM WHCK</text:p>
          <text:p text:style-name="P12">Procedimiento almacenado de carga: sp_set_Fact_WellDisposition</text:p>
          <text:p text:style-name="P12">En este cubo todas las medidas se agregan como sumas </text:p>
        </text:list-header>
      </text:list>
      <text:p text:style-name="Text_20_body"/>
      <text:p text:style-name="Text_20_body"/>
      <text:list text:style-name="L9" text:continue-numbering="true">
        <text:list-item>
          <text:p text:style-name="P15">WELL_WellTestCromatography</text:p>
          <text:p text:style-name="P20">Contiene las mediciones tomadas en las pruebas de pozo asi como las medidas de cromatografía obtenidas.</text:p>
        </text:list-item>
      </text:list>
      <text:list text:style-name="L7" text:continue-numbering="true">
        <text:list-header>
          <text:p text:style-name="P12">Tablas de Hecho: <text:span text:style-name="T4">DM_Fact_WellProductionTestCromatogaphy, <text:s/>DM_Fact_WellProductionTest</text:span></text:p>
          <text:p text:style-name="P12">Dimensiones: DIM WellTestDate, DIM WellStructure, DIM WHCK, DIM WellTest, Dim WellSeparatorData</text:p>
          <text:p text:style-name="P12">Procedimiento almacenado de carga: sp_set_Fact_WellProductionTest</text:p>
          <text:p text:style-name="P21">En este cubo todas las medidas se agregan como sumas </text:p>
          <text:p text:style-name="P21"/>
        </text:list-header>
      </text:list>
      <text:p text:style-name="P6">Cubos de Alocación:</text:p>
      <text:p text:style-name="P6"/>
      <text:list text:style-name="L10">
        <text:list-item>
          <text:p text:style-name="P16">ALLOCATION_DailyReservoir</text:p>
          <text:p text:style-name="P22">Contiene la alocacion por linea y reservorio</text:p>
        </text:list-item>
      </text:list>
      <text:list text:style-name="L7" text:continue-numbering="true">
        <text:list-header>
          <text:p text:style-name="P12">Tablas de Hecho: <text:span text:style-name="T4">DM_Fact_AllocationReservoirDaily, <text:s text:c="2"/>DM_Fact_AllocationReservoirMonth</text:span></text:p>
          <text:p text:style-name="P12">Dimensiones: DIM Date, DIM WellStructure, DIM WHCK, DIM Reservoir, Dim WellOperation</text:p>
          <text:p text:style-name="P12">Procedimientos almacenados de carga: sp_set_Fact_AllocationReservoirDaily, sp_set_Fact_AllocationReservoirMonth</text:p>
          <text:p text:style-name="P21">En este cubo todas las medidas toman y suman desde la data diaria si es que no se esta agregando a nivel de meses, en ese caso se toma la data de la segunda tabla de hechos</text:p>
          <text:p text:style-name="P21"/>
        </text:list-header>
      </text:list>
      <text:list text:style-name="L10" text:continue-numbering="true">
        <text:list-item>
          <text:p text:style-name="P16">ALLOCATION_DailyComposition</text:p>
          <text:p text:style-name="P22">Contiene la alocacion por Completion Zone</text:p>
        </text:list-item>
      </text:list>
      <text:list text:style-name="L7" text:continue-numbering="true">
        <text:list-header>
          <text:p text:style-name="P12">Tablas de Hecho: <text:span text:style-name="T4">DM_Fact_AllocationCompositionDaily, <text:s text:c="2"/>DM_Fact_AllocationCompositionMonth</text:span></text:p>
          <text:p text:style-name="P12">Dimensiones: DIM Date, DIM WellStructure, DIM WHCK, Dim WellOperation</text:p>
          <text:p text:style-name="P12">Procedimientos almacenados de carga: sp_set_Fact_AllocationCompositionDaily, <text:soft-page-break/>sp_set_Fact_AllocationCompositionMonth</text:p>
          <text:p text:style-name="P21">En este cubo todas las medidas toman y suman desde la data diaria si es que no se esta agregando a nivel de meses, en ese caso se toma la data de la segunda tabla de hechos</text:p>
        </text:list-header>
      </text:list>
      <text:p text:style-name="P5"/>
      <text:list text:style-name="L10" text:continue-numbering="true">
        <text:list-item>
          <text:p text:style-name="P16">ALLOCATION_DailyReservoirCumm</text:p>
          <text:p text:style-name="P22">Contiene la alocacion por reservorio calculada de manera mensual y acumulada</text:p>
        </text:list-item>
      </text:list>
      <text:list text:style-name="L7" text:continue-numbering="true">
        <text:list-header>
          <text:p text:style-name="P12">Tablas de Hecho: <text:span text:style-name="T4">DM_Fact_AllocationReservoirCumm, <text:s text:c="2"/></text:span></text:p>
          <text:p text:style-name="P12">Dimensiones: DIM Date, DIM WellStructure, DIM Reservoir, Dim WellOperation</text:p>
          <text:p text:style-name="P12">Procedimiento almacenado de carga: sp_set_Fact_AllocationReservoirCumm</text:p>
          <text:p text:style-name="P21">En este cubo todas las medidas se suman </text:p>
          <text:p text:style-name="P21"/>
        </text:list-header>
      </text:list>
      <text:list text:style-name="L10" text:continue-numbering="true">
        <text:list-item>
          <text:p text:style-name="P16">ALLOCATION_DailyCompositionCumm</text:p>
          <text:p text:style-name="P22">Contiene la alocacion por Completion Zone calculada de manera mensual y acumulada</text:p>
        </text:list-item>
      </text:list>
      <text:list text:style-name="L7" text:continue-numbering="true">
        <text:list-header>
          <text:p text:style-name="P12">Tablas de Hecho: <text:span text:style-name="T4">DM_Fact_AllocationCompositionCumm, <text:s text:c="2"/></text:span></text:p>
          <text:p text:style-name="P12">Dimensiones: DIM Date, DIM WellStructure, DIM Reservoir, Dim WellOperation</text:p>
          <text:p text:style-name="P21">Procedimiento almacenado de carga: sp_set_Fact_AllocationCompositionCumm</text:p>
          <text:p text:style-name="P21">En este cubo todas las medidas se suman </text:p>
          <text:p text:style-name="P21"/>
        </text:list-header>
      </text:list>
      <text:p text:style-name="P6">Dimensiones:</text:p>
      <text:p text:style-name="P5">todas las dimensiones tienen el prefijo <text:span text:style-name="T2">DIM </text:span><text:span text:style-name="T3"><text:s/>y tienen dentro de la base de datos de staging una vista y un procedimiento almacenado de carga ( a menos que se cargue directamente de la tabla de hechos)</text:span></text:p>
      <text:p text:style-name="P7">las vistas comienzan con el prefijo VW_Dim y los procedimientos almacenados con sp_set_Dim</text:p>
      <text:p text:style-name="P4"/>
      <text:list text:style-name="L11">
        <text:list-item>
          <text:p text:style-name="P17">TicketElements</text:p>
        </text:list-item>
      </text:list>
      <text:p text:style-name="P5"><text:span text:style-name="T4"><text:tab/></text:span>Representan todos los orígenes y destinos de transacciones de los cubos 3 y 4 (ticketData) </text:p>
      <text:p text:style-name="P5"><text:tab/>se encuentra agrupada por unidad de producción, compañía y elemento.</text:p>
      <text:list text:style-name="L11" text:continue-numbering="true">
        <text:list-header>
          <text:p text:style-name="P23">Tabla de Dimensión: <text:span text:style-name="T4">DM_Dim_TicketElements</text:span></text:p>
        </text:list-header>
      </text:list>
      <text:p text:style-name="P5"><text:tab/>Vista asociada: <text:span text:style-name="T4">VW_Dim_TicketElements</text:span></text:p>
      <text:list text:style-name="L11" text:continue-numbering="true">
        <text:list-header>
          <text:p text:style-name="P23">Procedimiento almacenado de carga: <text:span text:style-name="T4">sp_set_Dim_TicketElements</text:span></text:p>
        </text:list-header>
        <text:list-item>
          <text:p text:style-name="P17">MeterGasStructure</text:p>
          <text:p text:style-name="P23">Representan todos los medidores de gas y están agrupados por unidad de producción, compañía, tipo de medidor y medidor. Los tipos de medidores son Gas, Logic y Valve</text:p>
          <text:p text:style-name="P23">Tabla de Dimensión: <text:span text:style-name="T4">DM_Dim_MeterStructure</text:span></text:p>
        </text:list-item>
      </text:list>
      <text:p text:style-name="P5"><text:tab/>Vista asociada: <text:span text:style-name="T4">VW_Dim_MeterStructure</text:span></text:p>
      <text:list text:style-name="L11" text:continue-numbering="true">
        <text:list-header>
          <text:p text:style-name="P23">Procedimiento almacenado de carga: <text:span text:style-name="T4">sp_Set_Dim_MeterStructure</text:span></text:p>
        </text:list-header>
        <text:list-item>
          <text:p text:style-name="P17"><text:soft-page-break/>TankOilMeterOilTicket</text:p>
          <text:p text:style-name="P23">Representa el código de ticket asignado a una transacción registrada en un medidor, esta es una dimension simple</text:p>
        </text:list-item>
      </text:list>
      <text:p text:style-name="P5"><text:tab/>Esta dimensión es sacada directamente de la tabla de hechos por tratarse de una codificación </text:p>
      <text:list text:style-name="L11" text:continue-numbering="true">
        <text:list-item>
          <text:p text:style-name="P17">TankOilMeterStructure</text:p>
          <text:p text:style-name="P23">Representa todos los medidores de tanque y está agrupada por unidad de producción, compañía y medidor</text:p>
          <text:p text:style-name="P23">Tabla de Dimensión: <text:span text:style-name="T4">DM_Dim_MeterStructure</text:span></text:p>
        </text:list-item>
      </text:list>
      <text:p text:style-name="P5"><text:tab/>Vista asociada: <text:span text:style-name="T4">VW_Dim_MeterStructure</text:span></text:p>
      <text:list text:style-name="L11" text:continue-numbering="true">
        <text:list-header>
          <text:p text:style-name="P23">Procedimiento almacenado de carga: <text:span text:style-name="T4">sp_Set_Dim_MeterStructure</text:span></text:p>
        </text:list-header>
        <text:list-item>
          <text:p text:style-name="P17">TankWaterStructure</text:p>
          <text:p text:style-name="P23">Representa todos los tanques de agua y está agrupada por unidad de producción, compañía y tanque</text:p>
        </text:list-item>
      </text:list>
      <text:p text:style-name="P5"><text:tab/>Tabla de Dimensión: <text:span text:style-name="T4">DM_Dim_WaterTankStructure</text:span></text:p>
      <text:p text:style-name="P5"><text:tab/>Vista asociada: <text:span text:style-name="T4">VW_Dim_WaterTankStructure</text:span></text:p>
      <text:p text:style-name="P5"><text:tab/>Procedimiento almacenado de carga: <text:span text:style-name="T4">sp_Set_Dim_WaterTankStructure</text:span></text:p>
      <text:list text:style-name="L11" text:continue-numbering="true">
        <text:list-item>
          <text:p text:style-name="P17">TicketAbstract</text:p>
          <text:p text:style-name="P23">Representa una mini dimension de los tickets que aglomera el tipo de operacion (venta, transferencia...), el Estado del Ticket <text:s/>y el tipo de transporte usado. Aqui no existe ninguna jerarquía</text:p>
        </text:list-item>
      </text:list>
      <text:p text:style-name="P5"><text:tab/>Tabla de Dimensión: <text:span text:style-name="T4">DM_Dim_TicketAbstract</text:span></text:p>
      <text:p text:style-name="P5"><text:tab/>Vista asociada: <text:span text:style-name="T4">VW_Dim_TicketAbstract</text:span></text:p>
      <text:p text:style-name="P5"><text:tab/>Procedimiento almacenado de carga: <text:span text:style-name="T4">sp_Set_Dim_TicketAbstract</text:span></text:p>
      <text:list text:style-name="L11" text:continue-numbering="true">
        <text:list-item>
          <text:p text:style-name="P17">TankOilTicket</text:p>
          <text:p text:style-name="P23">Representa el código de ticket asignado a una transacción registrada en un tanque, esta es una dimension simple</text:p>
        </text:list-item>
      </text:list>
      <text:p text:style-name="P5"><text:tab/>Esta dimensión es sacada directamente de la tabla de hechos por tratarse de una <text:tab/>codificación </text:p>
      <text:list text:style-name="L11" text:continue-numbering="true">
        <text:list-item>
          <text:p text:style-name="P17">MeterTestType</text:p>
          <text:p text:style-name="P23">Es el tipo de test cromatográfico que aplican los medidores al hacer la cromatografía</text:p>
        </text:list-item>
      </text:list>
      <text:p text:style-name="P5"><text:tab/>Esta dimensión es sacada directamente de la tabla de hechos<text:span text:style-name="T4"> <text:tab/></text:span>DM_Fact_CromatographyEnergyDay</text:p>
      <text:list text:style-name="L11" text:continue-numbering="true">
        <text:list-item>
          <text:p text:style-name="P17">MeterLiquidStructure</text:p>
          <text:p text:style-name="P23">Representan todos los medidores de líquidos y están agrupados por unidad de producción, compañía, tipo de medidor y medidor. Los tipos de medidores son NGL, Logic, Water y Oil</text:p>
          <text:p text:style-name="P23">Tabla de Dimensión: <text:span text:style-name="T4">DM_Dim_MeterStructure</text:span></text:p>
        </text:list-item>
      </text:list>
      <text:p text:style-name="P5"><text:tab/>Vista asociada: <text:span text:style-name="T4">VW_Dim_MeterStructure</text:span></text:p>
      <text:list text:style-name="L11" text:continue-numbering="true">
        <text:list-header>
          <text:p text:style-name="P23">Procedimiento almacenado de carga: <text:span text:style-name="T4">sp_Set_Dim_MeterStructure</text:span></text:p>
        </text:list-header>
        <text:list-item>
          <text:p text:style-name="P17"><text:soft-page-break/>WellStructure</text:p>
          <text:p text:style-name="P23">Representa la estructura de 6 niveles de un pozo, que incluye : Unidad de producción, Bloque, Campo, Pozo, Linea, y Zona de Reservorio</text:p>
          <text:p text:style-name="P23">Tabla de Dimensión: <text:span text:style-name="T4">DM_Dim_WellStructure</text:span></text:p>
        </text:list-item>
      </text:list>
      <text:p text:style-name="P5"><text:tab/>Vista asociada: <text:span text:style-name="T4">VW_Dim_WellStructure</text:span></text:p>
      <text:list text:style-name="L11" text:continue-numbering="true">
        <text:list-header>
          <text:p text:style-name="P23">Procedimiento almacenado de carga: <text:span text:style-name="T4">sp_Set_Dim_WellStructure</text:span></text:p>
        </text:list-header>
        <text:list-item>
          <text:p text:style-name="P17">WellAllocationReference</text:p>
          <text:p text:style-name="P23">Dentro de al análisis de disposición del pozo se refiere a los distintos códigos de alocacióm asociados</text:p>
        </text:list-item>
      </text:list>
      <text:p text:style-name="P5"><text:tab/>Esta dimensión es sacada directamente de la tabla de hechos<text:span text:style-name="T4"> <text:tab/></text:span>DM_Fact_WellDisposition</text:p>
      <text:list text:style-name="L11" text:continue-numbering="true">
        <text:list-item>
          <text:p text:style-name="P17">WellTestDate</text:p>
          <text:p text:style-name="P23">Son las distindas fechas donde se hicieron las pruebas de pozo</text:p>
        </text:list-item>
      </text:list>
      <text:p text:style-name="P5"><text:tab/>Tabla de Dimensión: <text:span text:style-name="T4">DM_Dim_Date (filtrada)</text:span></text:p>
      <text:p text:style-name="P5"><text:tab/>Procedimiento almacenado de carga: <text:span text:style-name="T4">sp_Set_Dim_Date</text:span></text:p>
      <text:list text:style-name="L11" text:continue-numbering="true">
        <text:list-item>
          <text:p text:style-name="P17">WellTest</text:p>
          <text:p text:style-name="P23">Representa el codigo asignado a una prueba de pozo</text:p>
        </text:list-item>
      </text:list>
      <text:p text:style-name="P5"><text:tab/>Esta dimensión es sacada directamente de la tabla de hechos por tratarse de una <text:tab/>codificación </text:p>
      <text:list text:style-name="L11" text:continue-numbering="true">
        <text:list-item>
          <text:p text:style-name="P17">Reservoir</text:p>
          <text:p text:style-name="P23">Es una dimensión complementaria de la disposición de los pozos y las pruebas que dice de que se reservorio se produce</text:p>
          <text:p text:style-name="P23">Tabla de Dimensión: <text:span text:style-name="T4">DM_Dim_Reservoir</text:span></text:p>
        </text:list-item>
      </text:list>
      <text:p text:style-name="P5"><text:tab/>Vista asociada: <text:span text:style-name="T4">VW_Dim_Reservoir</text:span></text:p>
      <text:list text:style-name="L11" text:continue-numbering="true">
        <text:list-header>
          <text:p text:style-name="P23">Procedimiento almacenado de carga: <text:span text:style-name="T4">sp_Set_Dim_Reservoir</text:span></text:p>
        </text:list-header>
        <text:list-item>
          <text:p text:style-name="P17">WHCK</text:p>
          <text:p text:style-name="P23">Choque</text:p>
        </text:list-item>
      </text:list>
      <text:p text:style-name="P5"><text:tab/>Esta dimensión es sacada directamente de las tablas de hecho que contienen la medida <text:tab/>WHCK</text:p>
      <text:list text:style-name="L11" text:continue-numbering="true">
        <text:list-item>
          <text:p text:style-name="P17">Date</text:p>
          <text:p text:style-name="P23">Es la dimensión básica de tiempo dividida en año, mes y día. Se han generado las fechas desde 1990 hasta 2020</text:p>
        </text:list-item>
      </text:list>
      <text:p text:style-name="P8"><text:tab/>Tabla de Dimensión: <text:span text:style-name="T4">DM_Dim_Date </text:span></text:p>
      <text:p text:style-name="P5"><text:tab/>Procedimiento almacenado de carga : <text:span text:style-name="T4">sp_Set_Dim_Date</text:span></text:p>
      <text:list text:style-name="L11" text:continue-numbering="true">
        <text:list-item>
          <text:p text:style-name="P17">AllocOperation</text:p>
          <text:p text:style-name="P17">Es una minidimension que enumera los distintos operation status y los distintos data items(turnos) que se dan en las alocaciones de pozo</text:p>
          <text:p text:style-name="P23">Tabla de Dimensión: <text:span text:style-name="T4">DM_Dim_MeterOperation</text:span></text:p>
        </text:list-item>
      </text:list>
      <text:p text:style-name="P5"><text:soft-page-break/><text:tab/>Vista asociada: <text:span text:style-name="T4">VW_Dim_MeterOperation</text:span></text:p>
      <text:list text:style-name="L11" text:continue-numbering="true">
        <text:list-header>
          <text:p text:style-name="P23">Procedimiento almacenado de carga: <text:span text:style-name="T4">sp_Set_Dim_MeterOperation</text:span></text:p>
        </text:list-header>
        <text:list-item>
          <text:p text:style-name="P17">MeterOperation</text:p>
          <text:p text:style-name="P23">Es una minidimension que enumera los distintos operation status y los distintos data items (turnos) que se dan en los medidores</text:p>
        </text:list-item>
      </text:list>
      <text:p text:style-name="P5"><text:tab/>Tabla de Dimensión: <text:span text:style-name="T4">DM_Dim_MeterOperation</text:span></text:p>
      <text:p text:style-name="P5"><text:tab/>Vista asociada: <text:span text:style-name="T4">VW_Dim_MeterOperation</text:span></text:p>
      <text:p text:style-name="P5"><text:tab/>Procedimiento almacenado de carga: <text:span text:style-name="T4">sp_Set_Dim_MeterOperation</text:span></text:p>
      <text:list text:style-name="L11" text:continue-numbering="true">
        <text:list-item>
          <text:p text:style-name="P17">WellOperation</text:p>
          <text:p text:style-name="P23">Es una minidimension que enumera los distintos operation status y los distintos data items (turnos) que se dan en los pozos</text:p>
          <text:p text:style-name="P23">Tabla de Dimensión: <text:span text:style-name="T4">DM_Dim_MeterOperation</text:span></text:p>
        </text:list-item>
      </text:list>
      <text:p text:style-name="P5"><text:tab/>Vista asociada: <text:span text:style-name="T4">VW_Dim_MeterOperation</text:span></text:p>
      <text:list text:style-name="L11" text:continue-numbering="true">
        <text:list-header>
          <text:p text:style-name="P23">Procedimiento almacenado de carga: <text:span text:style-name="T4">sp_Set_Dim_MeterOperation</text:span></text:p>
        </text:list-header>
        <text:list-item>
          <text:p text:style-name="P17">WellSeparatorData</text:p>
          <text:p text:style-name="P23">Dentro de las pruebas de pozo divide las que fueron hechas con High Presure or Low Presure</text:p>
        </text:list-item>
      </text:list>
      <text:p text:style-name="P5"><text:tab/>Esta dimensión es sacada directamente de la tabla de hechos<text:span text:style-name="T4"> <text:s/><text:tab/></text:span>DM_Fact_WellProductionTestCromatography</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BO" style:letter-kerning="true"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BO" style:letter-kerning="true" style:font-name-asian="DejaVu Sans" style:font-size-asian="10.5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ergio Moreno</meta:initial-creator>
    <meta:creation-date>2008-09-13T10:35:45</meta:creation-date>
    <dc:creator>Sergio Moreno</dc:creator>
    <dc:date>2008-09-20T11:01:09</dc:date>
    <dc:language>es-BO</dc:language>
    <meta:editing-cycles>27</meta:editing-cycles>
    <meta:editing-duration>PT12H40M15S</meta:editing-duration>
    <meta:user-defined meta:name="Información 1"/>
    <meta:user-defined meta:name="Información 2"/>
    <meta:user-defined meta:name="Información 3"/>
    <meta:user-defined meta:name="Información 4"/>
    <meta:document-statistic meta:table-count="0" meta:image-count="0" meta:object-count="0" meta:page-count="9" meta:paragraph-count="226" meta:word-count="2291" meta:character-count="15098"/>
  </office:meta>
</office:document-meta>
</file>